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lear Sans" svg:font-family="'Clear Sans'"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Times New Roman" svg:font-family="'Times New Roman'" style:font-family-generic="roman"/>
  </office:font-face-decls>
  <office:automatic-styles>
    <style:style style:name="P1" style:family="paragraph" style:parent-style-name="Standard">
      <loext:graphic-properties draw:fill-gradient-name="gradient" draw:fill-hatch-name="hatch"/>
      <style:paragraph-properties fo:margin-left="0in" fo:margin-right="0in" fo:line-height="200%" fo:text-align="center" style:justify-single-word="false" fo:text-indent="0.4984in" style:auto-text-indent="true"/>
      <style:text-properties officeooo:rsid="00157ef3" officeooo:paragraph-rsid="00157ef3"/>
    </style:style>
    <style:style style:name="P2" style:family="paragraph" style:parent-style-name="Standard">
      <loext:graphic-properties draw:fill-gradient-name="gradient" draw:fill-hatch-name="hatch"/>
      <style:paragraph-properties fo:margin-left="0in" fo:margin-right="0in" fo:line-height="200%" fo:text-align="start" style:justify-single-word="false" fo:text-indent="0.4984in" style:auto-text-indent="true"/>
      <style:text-properties officeooo:rsid="00157ef3" officeooo:paragraph-rsid="00157ef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ew Year - 2 Corinthians 5:17</text:p>
      <text:p text:style-name="P2">Just when we though things could not get worse than 2020, 2021 rolled around and hit like a ton of bricks. We suffered loss, we suffered crippling debt as a country, we suffered persecution this year, and finally we suffered from the nations constant disobedience to the One True God. We are constantly seeing the New Year, New me posts or sayings, but in reality unless Jesus Christ comes into your heart you are the same old you, being ruled over by the same Satan that was in the garden of Eden.</text:p>
      <text:p text:style-name="P2">2022 will bring new things, especially to those of us in this church. After suffering the loss of our “home” we will be able to rebuild. This coming year we will see new things being added to the church building and we look forward to a bright future here at New Life. This year will undoubtedly add to the church as a whole. Right now as we speak God is working on individuals throughout the world. He is speaking directly to their hearts the same as He did for each of us who are called Christians in this room. </text:p>
      <text:p text:style-name="P2">Every year there seems to be more and more signs of the return of our beloved Savior, and I am sure this year will be much of the same. The bible says just like birth pains progress to be worse and worse so this world will be. This new year will bring changes to this planet that will change it for the worse, but as God calls His sheep in we will have the ultimate hope. We will be able to call more and more people brothers and sisters in Christ. </text:p>
      <text:p text:style-name="P2">In closing, let this new year bring you closer to Christ. Let this new year mean that you read your bible more, you pray a lot more and that you are obedient to what the Lord wants you to do. If you have become slack in any areas of your faith that should be the New Years resolution that you should not just work on but fix permanently. I for one and going to change a lot of things about my faith, how about you?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lear Sans" svg:font-family="'Clear Sans'"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Times New Roman" svg:font-family="'Times New Roman'" style:font-family-generic="roman"/>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Clear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Clear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4pt" style:font-name-asian="Clear Sans" style:font-family-asian="'Clear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01T20:55:44.541076570</meta:creation-date>
    <dc:title>Regular</dc:title>
    <meta:editing-duration>PT36S</meta:editing-duration>
    <meta:editing-cycles>2</meta:editing-cycles>
    <meta:generator>LibreOffice/7.2.4.1$Linux_X86_64 LibreOffice_project/20$Build-1</meta:generator>
    <meta:initial-creator>Christopher Lorenzo</meta:initial-creator>
    <dc:date>2022-01-01T21:06:30.800120673</dc:date>
    <dc:creator>Christopher Lorenzo</dc:creator>
    <meta:document-statistic meta:table-count="0" meta:image-count="0" meta:object-count="0" meta:page-count="1" meta:paragraph-count="5" meta:word-count="373" meta:character-count="1905" meta:non-whitespace-character-count="1534"/>
    <meta:template xlink:type="simple" xlink:actuate="onRequest" xlink:title="Regular" xlink:href="../../../../../../../home/pastorczo13/Templates/Regular.ott" meta:date="2022-01-01T20:55:44.005873949"/>
  </office:meta>
</office:document-meta>
</file>